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1000001F0A94EBCCAE0BEDE7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, sans-serif"/>
    <style:font-face style:name="Lohit Devanagari1" svg:font-family="'Lohit Devanagari'"/>
    <style:font-face style:name="UbuntuMono" svg:font-family="UbuntuMono, courier, monospace"/>
    <style:font-face style:name="verdana" svg:font-family="verdana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language="sl" fo:country="SI"/>
    </style:style>
    <style:style style:name="P2" style:family="paragraph" style:parent-style-name="Standard">
      <style:paragraph-properties fo:text-align="center" style:justify-single-word="false"/>
      <style:text-properties fo:font-weight="normal" officeooo:paragraph-rsid="0006b69a"/>
    </style:style>
    <style:style style:name="P3" style:family="paragraph" style:parent-style-name="Text_20_body">
      <style:text-properties fo:font-size="14pt" fo:language="sl" fo:country="SI" fo:font-style="italic" style:text-underline-style="none" officeooo:paragraph-rsid="0003aa40" style:font-size-asian="14pt" style:font-style-asian="italic" style:font-size-complex="14pt" style:font-style-complex="italic"/>
    </style:style>
    <style:style style:name="P4" style:family="paragraph" style:parent-style-name="Text_20_body">
      <style:text-properties fo:font-size="14pt" fo:font-style="italic" style:text-underline-style="none" officeooo:paragraph-rsid="0003aa40" style:font-size-asian="14pt" style:font-style-asian="italic" style:font-size-complex="14pt" style:font-style-complex="italic"/>
    </style:style>
    <style:style style:name="P5" style:family="paragraph" style:parent-style-name="Text_20_body">
      <style:text-properties fo:font-size="14pt" fo:font-style="italic" officeooo:paragraph-rsid="00059a68" style:font-size-asian="14pt" style:font-style-asian="italic" style:font-size-complex="14pt" style:font-style-complex="italic"/>
    </style:style>
    <style:style style:name="P6" style:family="paragraph" style:parent-style-name="Text_20_body">
      <style:paragraph-properties fo:text-align="start" style:justify-single-word="false"/>
      <style:text-properties style:font-name="Liberation Serif" fo:font-size="12pt" officeooo:paragraph-rsid="0005e562" style:font-size-asian="12pt" style:font-size-complex="12pt"/>
    </style:style>
    <style:style style:name="P7" style:family="paragraph" style:parent-style-name="Text_20_body">
      <style:text-properties style:font-name="Liberation Serif" fo:font-size="12pt" fo:language="sl" fo:country="SI" fo:font-style="normal" style:text-underline-style="none" officeooo:rsid="0005e562" officeooo:paragraph-rsid="0005e562" style:font-size-asian="12pt" style:font-style-asian="normal" style:font-size-complex="12pt" style:font-style-complex="normal"/>
    </style:style>
    <style:style style:name="P8" style:family="paragraph" style:parent-style-name="Text_20_body">
      <style:text-properties fo:font-size="12pt" fo:language="sl" fo:country="SI" fo:font-style="italic" style:text-underline-style="solid" style:text-underline-width="auto" style:text-underline-color="font-color" officeooo:paragraph-rsid="0003aa40" style:font-size-asian="12pt" style:font-style-asian="italic" style:font-size-complex="12pt" style:font-style-complex="italic"/>
    </style:style>
    <style:style style:name="P9" style:family="paragraph" style:parent-style-name="Text_20_body">
      <style:text-properties fo:font-size="12pt" fo:language="sl" fo:country="SI" fo:font-style="normal" style:text-underline-style="none" officeooo:rsid="0005e562" officeooo:paragraph-rsid="0005e562" style:font-size-asian="12pt" style:font-style-asian="normal" style:font-size-complex="12pt" style:font-style-complex="normal"/>
    </style:style>
    <style:style style:name="P10" style:family="paragraph" style:parent-style-name="Text_20_body">
      <style:text-properties fo:font-size="12pt" fo:language="sl" fo:country="SI" fo:font-style="normal" style:text-underline-style="none" officeooo:rsid="000b0ca1" officeooo:paragraph-rsid="000b0ca1" style:font-size-asian="12pt" style:font-style-asian="normal" style:font-size-complex="12pt" style:font-style-complex="normal"/>
    </style:style>
    <style:style style:name="P11" style:family="paragraph" style:parent-style-name="Text_20_body">
      <style:text-properties fo:language="sl" fo:country="SI" fo:font-weight="normal"/>
    </style:style>
    <style:style style:name="P12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28pt" fo:language="sl" fo:country="SI" fo:font-style="normal" style:text-underline-style="none" fo:font-weight="normal" officeooo:rsid="0006b69a" officeooo:paragraph-rsid="0006b69a" style:text-blinking="false" fo:background-color="transparent"/>
    </style:style>
    <style:style style:name="P13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404040" style:text-line-through-style="none" style:text-line-through-type="none" style:font-name="Calibri" fo:font-size="24pt" fo:language="sl" fo:country="SI" fo:font-style="italic" style:text-underline-style="none" fo:font-weight="normal" officeooo:rsid="0006b69a" officeooo:paragraph-rsid="0006b69a" style:text-blinking="false" fo:background-color="transparent"/>
    </style:style>
    <style:style style:name="P14" style:family="paragraph" style:parent-style-name="Text_20_body">
      <style:paragraph-properties fo:margin-top="0in" fo:margin-bottom="0.111in" loext:contextual-spacing="false" fo:line-height="129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16pt" fo:language="sl" fo:country="SI" fo:font-style="normal" style:text-underline-style="none" fo:font-weight="normal" style:text-blinking="false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style="normal" fo:font-weight="normal"/>
    </style:style>
    <style:style style:name="T3" style:family="text">
      <style:text-properties fo:font-variant="normal" fo:text-transform="none" fo:color="#333333" fo:letter-spacing="normal" fo:font-style="normal" fo:font-weight="normal" officeooo:rsid="0005e562"/>
    </style:style>
    <style:style style:name="T4" style:family="text">
      <style:text-properties fo:font-variant="normal" fo:text-transform="none" fo:color="#444444" style:font-name="verdana" fo:letter-spacing="normal" fo:font-weight="normal"/>
    </style:style>
    <style:style style:name="T5" style:family="text">
      <style:text-properties fo:font-variant="normal" fo:text-transform="none" fo:color="#444444" style:font-name="verdana" fo:letter-spacing="normal" fo:font-style="italic" fo:font-weight="normal"/>
    </style:style>
    <style:style style:name="T6" style:family="text">
      <style:text-properties fo:font-variant="normal" fo:text-transform="none" fo:color="#444444" fo:letter-spacing="normal"/>
    </style:style>
    <style:style style:name="T7" style:family="text">
      <style:text-properties fo:font-variant="normal" fo:text-transform="none" fo:color="#444444" fo:letter-spacing="normal" fo:font-weight="normal"/>
    </style:style>
    <style:style style:name="T8" style:family="text">
      <style:text-properties fo:font-variant="normal" fo:text-transform="none" fo:color="#444444" fo:letter-spacing="normal" fo:font-weight="normal" officeooo:rsid="000b396b"/>
    </style:style>
    <style:style style:name="T9" style:family="text">
      <style:text-properties fo:font-variant="normal" fo:text-transform="none" fo:color="#444444" fo:letter-spacing="normal" fo:font-style="italic" fo:font-weight="normal"/>
    </style:style>
    <style:style style:name="T10" style:family="text">
      <style:text-properties fo:font-variant="normal" fo:text-transform="none" fo:color="#000000" fo:letter-spacing="normal" fo:font-weight="normal"/>
    </style:style>
    <style:style style:name="T11" style:family="text">
      <style:text-properties fo:font-variant="normal" fo:text-transform="none" fo:color="#000000" fo:letter-spacing="normal" fo:font-style="italic" fo:font-weight="normal"/>
    </style:style>
    <style:style style:name="T12" style:family="text">
      <style:text-properties fo:language="sl" fo:country="SI"/>
    </style:style>
    <style:style style:name="T13" style:family="text">
      <style:text-properties fo:language="sl" fo:country="SI" fo:font-style="normal" style:text-underline-style="none" officeooo:rsid="0005e562" style:font-style-asian="normal" style:font-style-complex="normal"/>
    </style:style>
    <style:style style:name="T14" style:family="text">
      <style:text-properties officeooo:rsid="0006b69a"/>
    </style:style>
    <style:style style:name="T15" style:family="text">
      <style:text-properties officeooo:rsid="000b0ca1"/>
    </style:style>
    <style:style style:name="T16" style:family="text">
      <style:text-properties fo:color="#444444" style:font-name="verdana" fo:letter-spacing="normal" fo:font-style="italic" fo:font-weight="normal"/>
    </style:style>
    <style:style style:name="T17" style:family="text">
      <style:text-properties fo:color="#444444" fo:letter-spacing="normal" fo:font-style="italic" fo:font-weight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7b6151da-7fff-9e0a-37fa-f321eba42b09"/><text:line-break/><text:line-break/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line-break/></text:p>
      <text:p text:style-name="P12">SISTEMSKA ADMINISTRACIJA</text:p>
      <text:p text:style-name="P13">Odgovori na vprašanja sklopov 1-6</text:p>
      <text:p text:style-name="P1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4"><text:span text:style-name="T14">Nejc PLANINŠEK, </text:span>Matic LANG, <text:span text:style-name="T14">Rok KEBELJ</text:span></text:p>
      <text:p text:style-name="P14"><text:span text:style-name="T14">5.3</text:span>.202<text:span text:style-name="T14">1</text:span></text:p>
      <text:p text:style-name="Text_20_body"><text:line-break/></text:p>
      <text:h text:style-name="P1" text:outline-level="3"><text:soft-page-break/>Sklop 1: Namestitev in konfiguracija operacijskega sistema Linux, GitHub</text:h>
      <text:p text:style-name="P8">1. Kako konfiguriramo diskovni sistem s pomočjo datoteke /etc/fstab? Prikažite tudi, kako deluje diskovno polje RAID na operacijskem sistem Linux (namig: ukaz mdadm) in izpišite stanje sistema v /proc/mdstat. Opišite delovanja programa resize2fs.</text:p>
      <text:p text:style-name="P6"><text:span text:style-name="T13">Diskovni sistem konfigoriramo tako:</text:span></text:p>
      <text:p text:style-name="P6"><text:span text:style-name="T13"><text:s/></text:span><text:span text:style-name="T2">[</text:span><text:span text:style-name="T3">Device</text:span><text:span text:style-name="T2">] [Mount Point] [File System Type] [Options] [Dump] [Pass]. </text:span></text:p>
      <text:p text:style-name="P9">Device – particija, ki vsebuje datotečni sistem,</text:p>
      <text:p text:style-name="P9">Mount Point – direktorij na »root«, iz katerega lahko dostopamo do particije,</text:p>
      <text:p text:style-name="P9">File System Type – tip datotečnega sistema (FAT16, FAT32, NTFS, EXT3,...),</text:p>
      <text:p text:style-name="P9">Options – opcije dostopa,</text:p>
      <text:p text:style-name="P9">Dump – 0 ali 1; 0 pomeni onemogočen backup, 1 pomeni omogočen backup,</text:p>
      <text:p text:style-name="P9">Pass – kontrola napak, 0 pomeni onemogočeno, 1 je »root«, ostale particije so 2.</text:p>
      <text:p text:style-name="P10"><draw:frame draw:style-name="fr1" draw:name="Frame1" text:anchor-type="char" svg:width="6.6929in" draw:z-index="0"><draw:text-box fo:min-height="4.2283in"><text:p text:style-name="Figure"><draw:frame draw:style-name="fr2" draw:name="Image1" text:anchor-type="paragraph" svg:width="6.6929in" style:rel-width="100%" svg:height="4.2283in" style:rel-height="scale" draw:z-index="1"><draw:image xlink:href="Pictures/1000000000000311000001F0A94EBCCAE0BEDE73.png" xlink:type="simple" xlink:show="embed" xlink:actuate="onLoad" loext:mime-type="image/png"/></draw:frame>Figure <text:sequence text:ref-name="refFigure0" text:name="Figure" text:formula="ooow:Figure+1" style:num-format="1">1</text:sequence>: RAID <text:span text:style-name="T15">level</text:span> 1 (mirror)</text:p></draw:text-box></draw:frame>RAID level 1 – prezrcaljenje iz particije 1 v particijo 2,</text:p>
      <text:p text:style-name="P10">RAID level 0 – delitev na dve povezani particjiji,</text:p>
      <text:p text:style-name="P10">RAID level 5 - porazdelitev po min. 3 particijah, ...</text:p>
      <text:p text:style-name="P7"><text:span text:style-name="T7">resize2fs [ -fFpPM ] [ -</text:span><text:span text:style-name="T8">zas</text:span><text:span text:style-name="T17">tavice za odpravljanje napak </text:span><text:span text:style-name="T7">] [-S</text:span><text:span text:style-name="T17">RAID-stride</text:span><text:span text:style-name="T7">] </text:span><text:span text:style-name="T8">n</text:span><text:span text:style-name="T17">aprava</text:span><text:span text:style-name="T9"> </text:span><text:span text:style-name="T7">[ </text:span><text:span text:style-name="T17">velikost</text:span><text:span text:style-name="T9"> </text:span><text:span text:style-name="T7">]</text:span></text:p>
      <text:p text:style-name="P7"><text:span text:style-name="T10">Program resize2fs bo spremenil datotečni sistem ext2, ext3 ali ext4. Uporabite ga lahko za povečanje ali zmanjšanje nenameščenega datotečnega sistema, ki se nahaja v </text:span><text:span text:style-name="T11">napravi </text:span><text:span text:style-name="T10">. Če je </text:span><text:soft-page-break/><text:span text:style-name="T10">datotečni sistem nameščen, ga lahko uporabite za povečanje velikosti nameščenega datotečnega sistema, ob predpostavki, da jedro podpira spletno spreminjanje velikost</text:span><text:span text:style-name="T7">i.</text:span></text:p>
      <text:p text:style-name="P7"><text:span text:style-name="T7"/></text:p>
      <text:p text:style-name="P8">2. Kaj je to ramdisk in kako ga postavimo? Čemu služi imenik /etc/skel? Kako vzpostavimo povezavo sshfs?</text:p>
      <text:p text:style-name="P8">3. Konfigurirajte zaganjalnik grub (angl. bootloader) tako, da jedro preskoči uničene bajte v pomnilniku (namig: ukaz badram=). Kaj je memtest86?</text:p>
      <text:p text:style-name="P8">4. Na vmesniku gitlab.com opravite fork repozitorija https://gitlab.com/jan.popic/sysadmin in v ukazni lupini prenesite vašo verzijo repozitorija na računalnik. Opišite razliko med ukazoma git clone in git fork.</text:p>
      <text:p text:style-name="P8">5. V ukazni lupini dodajte v repozitorij tekstovno datoteko ime_priimek.txt in jo objavite na vašem git repozitoriju. Opišite razliko med git commit in git push.</text:p>
      <text:p text:style-name="P3"/>
      <text:h text:style-name="Heading_20_3" text:outline-level="3"><text:span text:style-name="T1">Sklop 2: Namestitev in konfiguracija strežnika Apach</text:span>e</text:h>
      <text:p text:style-name="P4">1. Kako spremenimo privzeta vrata (angl. port) za dostop do strežnika Apache?</text:p>
      <text:p text:style-name="P4">2. Kakšne spremembe je potrebno narediti v konfiguraciji apache2.conf pri ustvarjanju navideznega strežnika? (namig: ukaz VirtualHost)</text:p>
      <text:p text:style-name="P4">3. Kje je shranjeno ime strežnika Apache? (namig: ServerName) Kako spremenimo ime strežnika Apache na delujočem sistemu? (namig: ukaz reload)</text:p>
      <text:p text:style-name="P4">4. Kako uporabnikom sistema omogočimo dostop do domače javne spletne mape ~/public_html? 3</text:p>
      <text:p text:style-name="P4">5. Izpišite konfiguracijo datotek za beleženje napak in dostopa ter opišite njihov format. Izpišite nabor odjemalcev, ki dostopa do strežnika. (namig: uporabite ukaz awk -F\" '{print $(NF-1)}' | sort | uniq)</text:p>
      <text:p text:style-name="P4"/>
      <text:h text:style-name="Heading_20_3" text:outline-level="3">Sklop 3*: Namestitev in konfiguracija strežnikov NPM/NodeJS/MongoDB </text:h>
      <text:p text:style-name="P5">1. Opišite postopek namestitve NodeJS in NPM. Kako preverimo ali je NPM že nameščen na sistemu?</text:p>
      <text:p text:style-name="P5">2. Z upravnikom NPM naložite stabilno verzijo MongoDb (za globalno uporabo) in ga shranite v seznam odvisnosti. Naložite tudi najnovejšo verzijo MongoDb-ja (za lokalno uporabo) in ga shranite v dev-dependency. V tej zvezi odgovorite na vprašanje: Kako pridobimo spisek globalno nameščenih paketov?</text:p>
      <text:p text:style-name="P5"><text:soft-page-break/>3. Ob vsakem ponovnem zagonu operacijskega sistema se obstoječi dnevniški vnosi podatkovnega strežnika MongoDB zbrišejo. Kaj je potrebno narediti, da se dnevniški vnosi po zagonu strežnika pripenjajo na konec obstoječega dnevnika?</text:p>
      <text:p text:style-name="P5">4. Kako zaženemo strežnik Mongodb potem, ko smo podatke preselili v novo mapo?</text:p>
      <text:p text:style-name="P5">5. Za uporabnika spremenite izgled lupine MongoDB (ukaz mongo) tako, da se bo ta odzivala z odzivnim sporočilo (angl. prompt message) v formatu: "’ime baze’@’ime gostitelja’ ’zaporedna številka ukaza’&gt; " (primer: "test@PrimeWork 1&gt;").</text:p>
      <text:p text:style-name="P5"/>
      <text:h text:style-name="Heading_20_3" text:outline-level="3">Sklop 4. Varnost in zaščita strežnika Linux</text:h>
      <text:p text:style-name="P5">1. Vzpostavite varno povezavo SSL s strežnikom Apache. Opišite, kako generiramo strežniški certifikat in kako ga lahko uporabimo na strežniku Apache. (namig: SSLCertificateFile). V kateri mapi na sistemu Linux je shranjen certifikat?</text:p>
      <text:p text:style-name="P5">2. Ob kliku na prijavo preusmerite uporabnika na varno povezavo. (namig: RewriteEngine On; RewriteCond %{QUERY_STRING} ^title=Special:UserLogin; RewriteRule ^(.*)$ https://% {SERVER_NAME}/ [R])</text:p>
      <text:p text:style-name="P5">3. Do baze MySQL dovolite samo lokalni dostop. (namig: localhost) Kje se nahaja konfiguracija MySQL na sistemu Linux?</text:p>
      <text:p text:style-name="P5">4. Na strežniku Apache ustvarite imenik private/, v katerem dovolite dostop le izbranim avtentificiranim uporabnikom. Kaj je pri tem potrebno spremeniti v sami konfiguraciji strežnika Apache?</text:p>
      <text:p text:style-name="P5">5. S pomočjo iptables postavite požarni zid na sistemu Linux, ki vsem uporabnikom dovoljuje promet TCP na vratih 80 in 443, beleži vsak dostop do vrat 22 (namig: LOG), in dovoljuje dostop do vrat 22 iz podomrežja 164.8.0.0/16 ter treh izbranih računalnikov z 32-bitno masko podomrežja.</text:p>
      <text:p text:style-name="P5"/>
      <text:h text:style-name="Heading_20_3" text:outline-level="3">5. Cron backup map, podatkovnih baz, in nastavitev sistema</text:h>
      <text:p text:style-name="P5">1. Napišite skripto, ki z ukazom rdiff-backup kopira izbrane imenike iz domače mape uporabnika ~/ mycodes na oddaljeni strežnik prek varne povezave sshfs. Skripto dodajte v dnevni zagon uporabniškega strežnika cron. (namig: crontab -e)</text:p>
      <text:p text:style-name="P5">2. V ukazu rdiff-backup omogočite izključevanje določenih podmap in dodajte še tedensko varnostno kopiranje. Naredite ločene varnostne kopije še za podatkovno bazo MySQL.</text:p>
      <text:p text:style-name="P5"><text:soft-page-break/>3. Omogočite samodejni priklop in izklop oddaljenega podsistema sshfs. (namig: generirajte dodaten ključ SSH, za izklop pa uporabite ukaz fusermount -u)</text:p>
      <text:p text:style-name="P5">4. S pomočjo strežnika cron sprožite dnevno testiranje in prevajanje izvorne programske kode iz strežnika subversion. (namig: nightly-build)</text:p>
      <text:p text:style-name="P5">5. Aktivirajte strežnik sendmail, ki ob napakah pri dnevnem prevajanju izvorne programske kode pošlje sporočilo obstoječemu uporabniku Linux z imenom "eagle".</text:p>
      <text:p text:style-name="P5"/>
      <text:h text:style-name="Heading_20_3" text:outline-level="3">6. Samodejni ponovni zagon ob izpadu, izdelava prikrojenega namestitvenega paketa </text:h>
      <text:p text:style-name="P5">1. Namestite strežnik heartbeat, ki nadzoruje odzivnost operacijskega sistema Linux in v primeru izpada obvesti administratorja. Kaj je potrebno spremeniti na sistemu Linux, da postavimo delujoče okolje za strežnik heartbeat? (namig: ha.cf)</text:p>
      <text:p text:style-name="P5">2. Izdelajte namestitveni paket Debian, ki namesti skripte potrebne za namestitev in konfiguracijo vašega projekta.</text:p>
      <text:p text:style-name="P5">3. V namestitvenem paketu Debian omogočite konfiguracijo paketa, ki uporabniku v primeru interaktivnega nameščanja omogoči vnos privzetih gesel.</text:p>
      <text:p text:style-name="P5">4. Strežniku cron dodajte skripto za tedensko testiranje varnosti gesel. (namig: uporabite program john)</text:p>
      <text:p text:style-name="P5">5. Namestite strežnik za zaznavo, poročanje in preprečevanje vdorov. (namig: denyhosts, rkhunter, snort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, sans-serif"/>
    <style:font-face style:name="Lohit Devanagari1" svg:font-family="'Lohit Devanagari'"/>
    <style:font-face style:name="UbuntuMono" svg:font-family="UbuntuMono, courier, monospace"/>
    <style:font-face style:name="verdana" svg:font-family="verdana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20:17:47.042777341</meta:creation-date>
    <dc:date>2021-03-05T10:55:09.870204223</dc:date>
    <meta:editing-duration>PT1H13M52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5" meta:paragraph-count="58" meta:word-count="929" meta:character-count="6642" meta:non-whitespace-character-count="5734"/>
  </office:meta>
</office:document-meta>
</file>